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paragraph-rsid="0009a80f" style:font-name-asian="Arial1" style:font-weight-asian="bold" style:font-name-complex="Arial1"/>
    </style:style>
    <style:style style:name="P2" style:family="paragraph" style:parent-style-name="Standard">
      <style:text-properties style:font-name="Arial" officeooo:paragraph-rsid="0009a80f" style:font-name-asian="Arial1" style:font-name-complex="Arial1"/>
    </style:style>
    <style:style style:name="P3" style:family="paragraph" style:parent-style-name="Standard">
      <style:text-properties officeooo:paragraph-rsid="0009a80f"/>
    </style:style>
    <style:style style:name="P4" style:family="paragraph" style:parent-style-name="Standard">
      <style:paragraph-properties fo:margin-left="1.27cm" fo:margin-right="0cm" fo:text-indent="0cm" style:auto-text-indent="false"/>
      <style:text-properties style:font-name="Arial" officeooo:paragraph-rsid="0009a80f" style:font-name-asian="Arial1" style:font-name-complex="Arial1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Arial" fo:font-weight="bold" officeooo:paragraph-rsid="0009a80f" style:font-name-asian="Arial1" style:font-weight-asian="bold" style:font-name-complex="Arial1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Arial" officeooo:paragraph-rsid="0009a80f" style:font-name-asian="Arial1" style:font-name-complex="Arial1"/>
    </style:style>
    <style:style style:name="P7" style:family="paragraph" style:parent-style-name="Standard">
      <style:paragraph-properties fo:margin-left="0cm" fo:margin-right="0cm" fo:text-indent="1.27cm" style:auto-text-indent="false"/>
      <style:text-properties style:font-name="Arial" officeooo:paragraph-rsid="0009a80f" style:font-name-asian="Arial1" style:font-name-complex="Arial1"/>
    </style:style>
    <style:style style:name="P8" style:family="paragraph" style:parent-style-name="Standard">
      <style:paragraph-properties fo:margin-left="0cm" fo:margin-right="0cm" fo:text-indent="1.27cm" style:auto-text-indent="false"/>
      <style:text-properties style:font-name="Arial" officeooo:paragraph-rsid="0009a80f" fo:background-color="#f37b70" style:font-name-asian="Arial1" style:font-name-complex="Arial1"/>
    </style:style>
    <style:style style:name="P9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  <style:text-properties fo:color="#000000" style:font-name="Arial" fo:font-weight="bold" officeooo:paragraph-rsid="0009a80f" style:font-name-asian="Arial1" style:font-weight-asian="bold" style:font-name-complex="Arial1"/>
    </style:style>
    <style:style style:name="P10" style:family="paragraph" style:parent-style-name="Standard" style:list-style-name="WWNum17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37b70" style:font-name-asian="Arial1" style:font-name-complex="Arial1"/>
    </style:style>
    <style:style style:name="P11" style:family="paragraph" style:parent-style-name="Standard" style:list-style-name="WWNum24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37b70" style:font-name-asian="Arial1" style:font-name-complex="Arial1"/>
    </style:style>
    <style:style style:name="P12" style:family="paragraph" style:parent-style-name="Standard" style:list-style-name="WWNum19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37b70" style:font-name-asian="Arial1" style:font-name-complex="Arial1"/>
    </style:style>
    <style:style style:name="P13" style:family="paragraph" style:parent-style-name="Standard" style:list-style-name="WWNum16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37b70" style:font-name-asian="Arial1" style:font-name-complex="Arial1"/>
    </style:style>
    <style:style style:name="P14" style:family="paragraph" style:parent-style-name="Standard" style:list-style-name="WWNum26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37b70" style:font-name-asian="Arial1" style:font-name-complex="Arial1"/>
    </style:style>
    <style:style style:name="P15" style:family="paragraph" style:parent-style-name="Standard" style:list-style-name="WWNum29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37b70" style:font-name-asian="Arial1" style:font-name-complex="Arial1"/>
    </style:style>
    <style:style style:name="P16" style:family="paragraph" style:parent-style-name="Standard" style:list-style-name="WWNum11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37b70" style:font-name-asian="Arial1" style:font-name-complex="Arial1"/>
    </style:style>
    <style:style style:name="P17" style:family="paragraph" style:parent-style-name="Standard" style:list-style-name="WWNum6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37b70" style:font-name-asian="Arial1" style:font-name-complex="Arial1"/>
    </style:style>
    <style:style style:name="P18" style:family="paragraph" style:parent-style-name="Standard" style:list-style-name="WWNum2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37b70" style:font-name-asian="Arial1" style:font-name-complex="Arial1"/>
    </style:style>
    <style:style style:name="P19" style:family="paragraph" style:parent-style-name="Standard" style:list-style-name="WWNum28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37b70" style:font-name-asian="Arial1" style:font-name-complex="Arial1"/>
    </style:style>
    <style:style style:name="P20" style:family="paragraph" style:parent-style-name="Standard" style:list-style-name="WWNum5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37b70" style:font-name-asian="Arial1" style:font-name-complex="Arial1"/>
    </style:style>
    <style:style style:name="P21" style:family="paragraph" style:parent-style-name="Standard" style:list-style-name="WWNum21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37b70" style:font-name-asian="Arial1" style:font-name-complex="Arial1"/>
    </style:style>
    <style:style style:name="P22" style:family="paragraph" style:parent-style-name="Standard" style:list-style-name="WWNum25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37b70" style:font-name-asian="Arial1" style:font-name-complex="Arial1"/>
    </style:style>
    <style:style style:name="P23" style:family="paragraph" style:parent-style-name="Standard" style:list-style-name="WWNum12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37b70" style:font-name-asian="Arial1" style:font-name-complex="Arial1"/>
    </style:style>
    <style:style style:name="P24" style:family="paragraph" style:parent-style-name="Standard" style:list-style-name="WWNum13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37b70" style:font-name-asian="Arial1" style:font-name-complex="Arial1"/>
    </style:style>
    <style:style style:name="P25" style:family="paragraph" style:parent-style-name="Standard" style:list-style-name="WWNum7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37b70" style:font-name-asian="Arial1" style:font-name-complex="Arial1"/>
    </style:style>
    <style:style style:name="P26" style:family="paragraph" style:parent-style-name="Standard" style:list-style-name="WWNum4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37b70" style:font-name-asian="Arial1" style:font-name-complex="Arial1"/>
    </style:style>
    <style:style style:name="P27" style:family="paragraph" style:parent-style-name="Standard" style:list-style-name="WWNum22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37b70" style:font-name-asian="Arial1" style:font-name-complex="Arial1"/>
    </style:style>
    <style:style style:name="P28" style:family="paragraph" style:parent-style-name="Standard" style:list-style-name="WWNum1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37b70" style:font-name-asian="Arial1" style:font-name-complex="Arial1"/>
    </style:style>
    <style:style style:name="P29" style:family="paragraph" style:parent-style-name="Standard" style:list-style-name="WWNum3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37b70" style:font-name-asian="Arial1" style:font-name-complex="Arial1"/>
    </style:style>
    <style:style style:name="P30" style:family="paragraph" style:parent-style-name="Standard" style:list-style-name="WWNum23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37b70" style:font-name-asian="Arial1" style:font-name-complex="Arial1"/>
    </style:style>
    <style:style style:name="P31" style:family="paragraph" style:parent-style-name="Standard" style:list-style-name="WWNum18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37b70" style:font-name-asian="Arial1" style:font-name-complex="Arial1"/>
    </style:style>
    <style:style style:name="P32" style:family="paragraph" style:parent-style-name="Standard" style:list-style-name="WWNum17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style:font-name-asian="Arial1" style:font-name-complex="Arial1"/>
    </style:style>
    <style:style style:name="P33" style:family="paragraph" style:parent-style-name="Standard" style:list-style-name="WWNum24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style:font-name-asian="Arial1" style:font-name-complex="Arial1"/>
    </style:style>
    <style:style style:name="P34" style:family="paragraph" style:parent-style-name="Standard" style:list-style-name="WWNum19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style:font-name-asian="Arial1" style:font-name-complex="Arial1"/>
    </style:style>
    <style:style style:name="P35" style:family="paragraph" style:parent-style-name="Standard" style:list-style-name="WWNum16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style:font-name-asian="Arial1" style:font-name-complex="Arial1"/>
    </style:style>
    <style:style style:name="P36" style:family="paragraph" style:parent-style-name="Standard" style:list-style-name="WWNum26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style:font-name-asian="Arial1" style:font-name-complex="Arial1"/>
    </style:style>
    <style:style style:name="P37" style:family="paragraph" style:parent-style-name="Standard" style:list-style-name="WWNum29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style:font-name-asian="Arial1" style:font-name-complex="Arial1"/>
    </style:style>
    <style:style style:name="P38" style:family="paragraph" style:parent-style-name="Standard" style:list-style-name="WWNum11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style:font-name-asian="Arial1" style:font-name-complex="Arial1"/>
    </style:style>
    <style:style style:name="P39" style:family="paragraph" style:parent-style-name="Standard" style:list-style-name="WWNum9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style:font-name-asian="Arial1" style:font-name-complex="Arial1"/>
    </style:style>
    <style:style style:name="P40" style:family="paragraph" style:parent-style-name="Standard" style:list-style-name="WWNum6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style:font-name-asian="Arial1" style:font-name-complex="Arial1"/>
    </style:style>
    <style:style style:name="P41" style:family="paragraph" style:parent-style-name="Standard" style:list-style-name="WWNum2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style:font-name-asian="Arial1" style:font-name-complex="Arial1"/>
    </style:style>
    <style:style style:name="P42" style:family="paragraph" style:parent-style-name="Standard" style:list-style-name="WWNum15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style:font-name-asian="Arial1" style:font-name-complex="Arial1"/>
    </style:style>
    <style:style style:name="P43" style:family="paragraph" style:parent-style-name="Standard" style:list-style-name="WWNum27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style:font-name-asian="Arial1" style:font-name-complex="Arial1"/>
    </style:style>
    <style:style style:name="P44" style:family="paragraph" style:parent-style-name="Standard" style:list-style-name="WWNum28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style:font-name-asian="Arial1" style:font-name-complex="Arial1"/>
    </style:style>
    <style:style style:name="P45" style:family="paragraph" style:parent-style-name="Standard" style:list-style-name="WWNum5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style:font-name-asian="Arial1" style:font-name-complex="Arial1"/>
    </style:style>
    <style:style style:name="P46" style:family="paragraph" style:parent-style-name="Standard" style:list-style-name="WWNum21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style:font-name-asian="Arial1" style:font-name-complex="Arial1"/>
    </style:style>
    <style:style style:name="P47" style:family="paragraph" style:parent-style-name="Standard" style:list-style-name="WWNum8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style:font-name-asian="Arial1" style:font-name-complex="Arial1"/>
    </style:style>
    <style:style style:name="P48" style:family="paragraph" style:parent-style-name="Standard" style:list-style-name="WWNum25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style:font-name-asian="Arial1" style:font-name-complex="Arial1"/>
    </style:style>
    <style:style style:name="P49" style:family="paragraph" style:parent-style-name="Standard" style:list-style-name="WWNum12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style:font-name-asian="Arial1" style:font-name-complex="Arial1"/>
    </style:style>
    <style:style style:name="P50" style:family="paragraph" style:parent-style-name="Standard" style:list-style-name="WWNum13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style:font-name-asian="Arial1" style:font-name-complex="Arial1"/>
    </style:style>
    <style:style style:name="P51" style:family="paragraph" style:parent-style-name="Standard" style:list-style-name="WWNum7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style:font-name-asian="Arial1" style:font-name-complex="Arial1"/>
    </style:style>
    <style:style style:name="P52" style:family="paragraph" style:parent-style-name="Standard" style:list-style-name="WWNum4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style:font-name-asian="Arial1" style:font-name-complex="Arial1"/>
    </style:style>
    <style:style style:name="P53" style:family="paragraph" style:parent-style-name="Standard" style:list-style-name="WWNum10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style:font-name-asian="Arial1" style:font-name-complex="Arial1"/>
    </style:style>
    <style:style style:name="P54" style:family="paragraph" style:parent-style-name="Standard" style:list-style-name="WWNum22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style:font-name-asian="Arial1" style:font-name-complex="Arial1"/>
    </style:style>
    <style:style style:name="P55" style:family="paragraph" style:parent-style-name="Standard" style:list-style-name="WWNum1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style:font-name-asian="Arial1" style:font-name-complex="Arial1"/>
    </style:style>
    <style:style style:name="P56" style:family="paragraph" style:parent-style-name="Standard" style:list-style-name="WWNum3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style:font-name-asian="Arial1" style:font-name-complex="Arial1"/>
    </style:style>
    <style:style style:name="P57" style:family="paragraph" style:parent-style-name="Standard" style:list-style-name="WWNum23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style:font-name-asian="Arial1" style:font-name-complex="Arial1"/>
    </style:style>
    <style:style style:name="P58" style:family="paragraph" style:parent-style-name="Standard" style:list-style-name="WWNum18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style:font-name-asian="Arial1" style:font-name-complex="Arial1"/>
    </style:style>
    <style:style style:name="P59" style:family="paragraph" style:parent-style-name="Standard" style:list-style-name="WWNum20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style:font-name-asian="Arial1" style:font-name-complex="Arial1"/>
    </style:style>
    <style:style style:name="P60" style:family="paragraph" style:parent-style-name="Standard" style:list-style-name="WWNum27">
      <style:paragraph-properties fo:margin-left="1.27cm" fo:margin-right="0cm" fo:margin-top="0cm" fo:margin-bottom="0cm" loext:contextual-spacing="false" fo:text-indent="-0.635cm" style:auto-text-indent="false"/>
      <style:text-properties style:font-name="Arial" officeooo:paragraph-rsid="0009a80f" fo:background-color="#ffffff" style:font-name-asian="Arial1" style:font-name-complex="Arial1"/>
    </style:style>
    <style:style style:name="P61" style:family="paragraph" style:parent-style-name="Standard" style:list-style-name="WWNum10">
      <style:paragraph-properties fo:margin-left="1.27cm" fo:margin-right="0cm" fo:margin-top="0cm" fo:margin-bottom="0cm" loext:contextual-spacing="false" fo:text-indent="-0.635cm" style:auto-text-indent="false">
        <style:tab-stops>
          <style:tab-stop style:position="8.414cm"/>
        </style:tab-stops>
      </style:paragraph-properties>
      <style:text-properties style:font-name="Arial" officeooo:paragraph-rsid="0009a80f" fo:background-color="#ffffff" style:font-name-asian="Arial1" style:font-name-complex="Arial1"/>
    </style:style>
    <style:style style:name="P62" style:family="paragraph" style:parent-style-name="Standard" style:list-style-name="WWNum17">
      <style:paragraph-properties fo:margin-left="1.27cm" fo:margin-right="0cm" fo:text-indent="-0.635cm" style:auto-text-indent="false"/>
      <style:text-properties style:font-name="Arial" officeooo:paragraph-rsid="0009a80f" style:font-name-asian="Arial1" style:font-name-complex="Arial1"/>
    </style:style>
    <style:style style:name="P63" style:family="paragraph" style:parent-style-name="Standard" style:list-style-name="WWNum24">
      <style:paragraph-properties fo:margin-left="1.27cm" fo:margin-right="0cm" fo:text-indent="-0.635cm" style:auto-text-indent="false"/>
      <style:text-properties style:font-name="Arial" officeooo:paragraph-rsid="0009a80f" style:font-name-asian="Arial1" style:font-name-complex="Arial1"/>
    </style:style>
    <style:style style:name="P64" style:family="paragraph" style:parent-style-name="Standard" style:list-style-name="WWNum19">
      <style:paragraph-properties fo:margin-left="1.27cm" fo:margin-right="0cm" fo:text-indent="-0.635cm" style:auto-text-indent="false"/>
      <style:text-properties style:font-name="Arial" officeooo:paragraph-rsid="0009a80f" style:font-name-asian="Arial1" style:font-name-complex="Arial1"/>
    </style:style>
    <style:style style:name="P65" style:family="paragraph" style:parent-style-name="Standard" style:list-style-name="WWNum16">
      <style:paragraph-properties fo:margin-left="1.27cm" fo:margin-right="0cm" fo:text-indent="-0.635cm" style:auto-text-indent="false"/>
      <style:text-properties style:font-name="Arial" officeooo:paragraph-rsid="0009a80f" style:font-name-asian="Arial1" style:font-name-complex="Arial1"/>
    </style:style>
    <style:style style:name="P66" style:family="paragraph" style:parent-style-name="Standard" style:list-style-name="WWNum26">
      <style:paragraph-properties fo:margin-left="1.27cm" fo:margin-right="0cm" fo:text-indent="-0.635cm" style:auto-text-indent="false"/>
      <style:text-properties style:font-name="Arial" officeooo:paragraph-rsid="0009a80f" style:font-name-asian="Arial1" style:font-name-complex="Arial1"/>
    </style:style>
    <style:style style:name="P67" style:family="paragraph" style:parent-style-name="Standard" style:list-style-name="WWNum29">
      <style:paragraph-properties fo:margin-left="1.27cm" fo:margin-right="0cm" fo:text-indent="-0.635cm" style:auto-text-indent="false"/>
      <style:text-properties style:font-name="Arial" officeooo:paragraph-rsid="0009a80f" style:font-name-asian="Arial1" style:font-name-complex="Arial1"/>
    </style:style>
    <style:style style:name="P68" style:family="paragraph" style:parent-style-name="Standard" style:list-style-name="WWNum11">
      <style:paragraph-properties fo:margin-left="1.27cm" fo:margin-right="0cm" fo:text-indent="-0.635cm" style:auto-text-indent="false"/>
      <style:text-properties style:font-name="Arial" officeooo:paragraph-rsid="0009a80f" style:font-name-asian="Arial1" style:font-name-complex="Arial1"/>
    </style:style>
    <style:style style:name="P69" style:family="paragraph" style:parent-style-name="Standard" style:list-style-name="WWNum2">
      <style:paragraph-properties fo:margin-left="1.27cm" fo:margin-right="0cm" fo:text-indent="-0.635cm" style:auto-text-indent="false"/>
      <style:text-properties style:font-name="Arial" officeooo:paragraph-rsid="0009a80f" style:font-name-asian="Arial1" style:font-name-complex="Arial1"/>
    </style:style>
    <style:style style:name="P70" style:family="paragraph" style:parent-style-name="Standard" style:list-style-name="WWNum28">
      <style:paragraph-properties fo:margin-left="1.27cm" fo:margin-right="0cm" fo:text-indent="-0.635cm" style:auto-text-indent="false"/>
      <style:text-properties style:font-name="Arial" officeooo:paragraph-rsid="0009a80f" style:font-name-asian="Arial1" style:font-name-complex="Arial1"/>
    </style:style>
    <style:style style:name="P71" style:family="paragraph" style:parent-style-name="Standard" style:list-style-name="WWNum5">
      <style:paragraph-properties fo:margin-left="1.27cm" fo:margin-right="0cm" fo:text-indent="-0.635cm" style:auto-text-indent="false"/>
      <style:text-properties style:font-name="Arial" officeooo:paragraph-rsid="0009a80f" style:font-name-asian="Arial1" style:font-name-complex="Arial1"/>
    </style:style>
    <style:style style:name="P72" style:family="paragraph" style:parent-style-name="Standard" style:list-style-name="WWNum21">
      <style:paragraph-properties fo:margin-left="1.27cm" fo:margin-right="0cm" fo:text-indent="-0.635cm" style:auto-text-indent="false"/>
      <style:text-properties style:font-name="Arial" officeooo:paragraph-rsid="0009a80f" style:font-name-asian="Arial1" style:font-name-complex="Arial1"/>
    </style:style>
    <style:style style:name="P73" style:family="paragraph" style:parent-style-name="Standard" style:list-style-name="WWNum8">
      <style:paragraph-properties fo:margin-left="1.27cm" fo:margin-right="0cm" fo:text-indent="-0.635cm" style:auto-text-indent="false"/>
      <style:text-properties style:font-name="Arial" officeooo:paragraph-rsid="0009a80f" style:font-name-asian="Arial1" style:font-name-complex="Arial1"/>
    </style:style>
    <style:style style:name="P74" style:family="paragraph" style:parent-style-name="Standard" style:list-style-name="WWNum25">
      <style:paragraph-properties fo:margin-left="1.27cm" fo:margin-right="0cm" fo:text-indent="-0.635cm" style:auto-text-indent="false"/>
      <style:text-properties style:font-name="Arial" officeooo:paragraph-rsid="0009a80f" style:font-name-asian="Arial1" style:font-name-complex="Arial1"/>
    </style:style>
    <style:style style:name="P75" style:family="paragraph" style:parent-style-name="Standard" style:list-style-name="WWNum12">
      <style:paragraph-properties fo:margin-left="1.27cm" fo:margin-right="0cm" fo:text-indent="-0.635cm" style:auto-text-indent="false"/>
      <style:text-properties style:font-name="Arial" officeooo:paragraph-rsid="0009a80f" style:font-name-asian="Arial1" style:font-name-complex="Arial1"/>
    </style:style>
    <style:style style:name="P76" style:family="paragraph" style:parent-style-name="Standard" style:list-style-name="WWNum13">
      <style:paragraph-properties fo:margin-left="1.27cm" fo:margin-right="0cm" fo:text-indent="-0.635cm" style:auto-text-indent="false"/>
      <style:text-properties style:font-name="Arial" officeooo:paragraph-rsid="0009a80f" style:font-name-asian="Arial1" style:font-name-complex="Arial1"/>
    </style:style>
    <style:style style:name="P77" style:family="paragraph" style:parent-style-name="Standard" style:list-style-name="WWNum7">
      <style:paragraph-properties fo:margin-left="1.27cm" fo:margin-right="0cm" fo:text-indent="-0.635cm" style:auto-text-indent="false"/>
      <style:text-properties style:font-name="Arial" officeooo:paragraph-rsid="0009a80f" style:font-name-asian="Arial1" style:font-name-complex="Arial1"/>
    </style:style>
    <style:style style:name="P78" style:family="paragraph" style:parent-style-name="Standard" style:list-style-name="WWNum4">
      <style:paragraph-properties fo:margin-left="1.27cm" fo:margin-right="0cm" fo:text-indent="-0.635cm" style:auto-text-indent="false"/>
      <style:text-properties style:font-name="Arial" officeooo:paragraph-rsid="0009a80f" style:font-name-asian="Arial1" style:font-name-complex="Arial1"/>
    </style:style>
    <style:style style:name="P79" style:family="paragraph" style:parent-style-name="Standard" style:list-style-name="WWNum22">
      <style:paragraph-properties fo:margin-left="1.27cm" fo:margin-right="0cm" fo:text-indent="-0.635cm" style:auto-text-indent="false"/>
      <style:text-properties style:font-name="Arial" officeooo:paragraph-rsid="0009a80f" style:font-name-asian="Arial1" style:font-name-complex="Arial1"/>
    </style:style>
    <style:style style:name="P80" style:family="paragraph" style:parent-style-name="Standard" style:list-style-name="WWNum1">
      <style:paragraph-properties fo:margin-left="1.27cm" fo:margin-right="0cm" fo:text-indent="-0.635cm" style:auto-text-indent="false"/>
      <style:text-properties style:font-name="Arial" officeooo:paragraph-rsid="0009a80f" style:font-name-asian="Arial1" style:font-name-complex="Arial1"/>
    </style:style>
    <style:style style:name="P81" style:family="paragraph" style:parent-style-name="Standard" style:list-style-name="WWNum14">
      <style:paragraph-properties fo:margin-left="1.27cm" fo:margin-right="0cm" fo:text-indent="-0.635cm" style:auto-text-indent="false"/>
      <style:text-properties style:font-name="Arial" officeooo:paragraph-rsid="0009a80f" style:font-name-asian="Arial1" style:font-name-complex="Arial1"/>
    </style:style>
    <style:style style:name="P82" style:family="paragraph" style:parent-style-name="Standard" style:list-style-name="WWNum3">
      <style:paragraph-properties fo:margin-left="1.27cm" fo:margin-right="0cm" fo:text-indent="-0.635cm" style:auto-text-indent="false"/>
      <style:text-properties style:font-name="Arial" officeooo:paragraph-rsid="0009a80f" style:font-name-asian="Arial1" style:font-name-complex="Arial1"/>
    </style:style>
    <style:style style:name="P83" style:family="paragraph" style:parent-style-name="Standard" style:list-style-name="WWNum23">
      <style:paragraph-properties fo:margin-left="1.27cm" fo:margin-right="0cm" fo:text-indent="-0.635cm" style:auto-text-indent="false"/>
      <style:text-properties style:font-name="Arial" officeooo:paragraph-rsid="0009a80f" style:font-name-asian="Arial1" style:font-name-complex="Arial1"/>
    </style:style>
    <style:style style:name="P84" style:family="paragraph" style:parent-style-name="Standard" style:list-style-name="WWNum18">
      <style:paragraph-properties fo:margin-left="1.27cm" fo:margin-right="0cm" fo:text-indent="-0.635cm" style:auto-text-indent="false"/>
      <style:text-properties style:font-name="Arial" officeooo:paragraph-rsid="0009a80f" style:font-name-asian="Arial1" style:font-name-complex="Arial1"/>
    </style:style>
    <style:style style:name="P85" style:family="paragraph" style:parent-style-name="Standard" style:list-style-name="WWNum9">
      <style:paragraph-properties fo:margin-left="1.27cm" fo:margin-right="0cm" fo:text-indent="-0.635cm" style:auto-text-indent="false"/>
      <style:text-properties style:font-name="Arial" officeooo:paragraph-rsid="0009a80f" fo:background-color="#f37b70" style:font-name-asian="Arial1" style:font-name-complex="Arial1"/>
    </style:style>
    <style:style style:name="P86" style:family="paragraph" style:parent-style-name="Standard" style:list-style-name="WWNum6">
      <style:paragraph-properties fo:margin-left="1.27cm" fo:margin-right="0cm" fo:text-indent="-0.635cm" style:auto-text-indent="false"/>
      <style:text-properties style:font-name="Arial" officeooo:paragraph-rsid="0009a80f" fo:background-color="#f37b70" style:font-name-asian="Arial1" style:font-name-complex="Arial1"/>
    </style:style>
    <style:style style:name="P87" style:family="paragraph" style:parent-style-name="Standard" style:list-style-name="WWNum15">
      <style:paragraph-properties fo:margin-left="1.27cm" fo:margin-right="0cm" fo:text-indent="-0.635cm" style:auto-text-indent="false"/>
      <style:text-properties style:font-name="Arial" officeooo:paragraph-rsid="0009a80f" fo:background-color="#f37b70" style:font-name-asian="Arial1" style:font-name-complex="Arial1"/>
    </style:style>
    <style:style style:name="P88" style:family="paragraph" style:parent-style-name="Standard" style:list-style-name="WWNum27">
      <style:paragraph-properties fo:margin-left="1.27cm" fo:margin-right="0cm" fo:text-indent="-0.635cm" style:auto-text-indent="false"/>
      <style:text-properties style:font-name="Arial" officeooo:paragraph-rsid="0009a80f" fo:background-color="#f37b70" style:font-name-asian="Arial1" style:font-name-complex="Arial1"/>
    </style:style>
    <style:style style:name="P89" style:family="paragraph" style:parent-style-name="Standard" style:list-style-name="WWNum10">
      <style:paragraph-properties fo:margin-left="1.27cm" fo:margin-right="0cm" fo:text-indent="-0.635cm" style:auto-text-indent="false"/>
      <style:text-properties style:font-name="Arial" officeooo:paragraph-rsid="0009a80f" fo:background-color="#f37b70" style:font-name-asian="Arial1" style:font-name-complex="Arial1"/>
    </style:style>
    <style:style style:name="P90" style:family="paragraph" style:parent-style-name="Standard" style:list-style-name="WWNum20">
      <style:paragraph-properties fo:margin-left="1.27cm" fo:margin-right="0cm" fo:text-indent="-0.635cm" style:auto-text-indent="false"/>
      <style:text-properties style:font-name="Arial" officeooo:paragraph-rsid="0009a80f" fo:background-color="#f37b70" style:font-name-asian="Arial1" style:font-name-complex="Arial1"/>
    </style:style>
    <style:style style:name="T1" style:family="text">
      <style:text-properties fo:background-color="#f37b7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ore Java: Part 2</text:p>
      <text:p text:style-name="P1">1. How to import all package?</text:p>
      <text:list xml:id="list3841731729" text:style-name="WWNum17">
        <text:list-item>
          <text:p text:style-name="P10">import java.*;</text:p>
        </text:list-item>
        <text:list-item>
          <text:p text:style-name="P32">include java.lang;</text:p>
        </text:list-item>
        <text:list-item>
          <text:p text:style-name="P62">java.package</text:p>
        </text:list-item>
      </text:list>
      <text:p text:style-name="P2"/>
      <text:p text:style-name="P1">2.What is the value of "d" after this line of code has been executed?</text:p>
      <text:p text:style-name="P2">double d = Math.round ( 2.5 + Math.random() );</text:p>
      <text:list xml:id="list2251975245" text:style-name="WWNum24">
        <text:list-item>
          <text:p text:style-name="P33">2</text:p>
        </text:list-item>
        <text:list-item>
          <text:p text:style-name="P11">3</text:p>
        </text:list-item>
        <text:list-item>
          <text:p text:style-name="P33">4</text:p>
        </text:list-item>
        <text:list-item>
          <text:p text:style-name="P63">2.5</text:p>
        </text:list-item>
      </text:list>
      <text:p text:style-name="P4"/>
      <text:p text:style-name="P1">3.Which Statement is true?</text:p>
      <text:p text:style-name="P2">Public class While</text:p>
      <text:p text:style-name="P2">{</text:p>
      <text:p text:style-name="P2">public void loop()</text:p>
      <text:p text:style-name="P2">{</text:p>
      <text:p text:style-name="P2">int x=0;</text:p>
      <text:p text:style-name="P2">while(1)</text:p>
      <text:p text:style-name="P2">{</text:p>
      <text:p text:style-name="P2">system.out.println(“x + 1 is : ”,(x+1) )</text:p>
      <text:p text:style-name="P2">}</text:p>
      <text:p text:style-name="P2">}</text:p>
      <text:p text:style-name="P2">}</text:p>
      <text:list xml:id="list3207259326" text:style-name="WWNum19">
        <text:list-item>
          <text:p text:style-name="P12">There is a syntax error on line 1.</text:p>
        </text:list-item>
        <text:list-item>
          <text:p text:style-name="P34">There are syntax errors on lines 1 and 6.</text:p>
        </text:list-item>
        <text:list-item>
          <text:p text:style-name="P34">run infinity time</text:p>
        </text:list-item>
        <text:list-item>
          <text:p text:style-name="P64">There is a syntax error in line 6.</text:p>
        </text:list-item>
      </text:list>
      <text:p text:style-name="P2"/>
      <text:p text:style-name="P1">4.Determine the output:</text:p>
      <text:p text:style-name="P2">class output {</text:p>
      <text:p text:style-name="P2">public static void main(String args[]){</text:p>
      <text:p text:style-name="P2">String buffer s1 = new StringBuffer("Hello world")</text:p>
      <text:p text:style-name="P2">s1.insert(6,"Good");</text:p>
      <text:p text:style-name="P2">SOP(s1);</text:p>
      <text:p text:style-name="P2">}</text:p>
      <text:p text:style-name="P2">}</text:p>
      <text:list xml:id="list3086081257" text:style-name="WWNum16">
        <text:list-item>
          <text:p text:style-name="P35">Hellogoodworld</text:p>
        </text:list-item>
        <text:list-item>
          <text:p text:style-name="P35">hellogoodworld</text:p>
        </text:list-item>
        <text:list-item>
          <text:p text:style-name="P13">Hello Goodworld</text:p>
        </text:list-item>
        <text:list-item>
          <text:p text:style-name="P65">GoodWorld</text:p>
        </text:list-item>
      </text:list>
      <text:p text:style-name="P2"/>
      <text:p text:style-name="P1">5.Determine the output:</text:p>
      <text:p text:style-name="P2">PSVM()</text:p>
      <text:p text:style-name="P2">{</text:p>
      <text:p text:style-name="P2">try{</text:p>
      <text:p text:style-name="P2">int a = 5;int b = 0;</text:p>
      <text:p text:style-name="P2">int c = a/b;</text:p>
      <text:p text:style-name="P2">SOP(“World”);</text:p>
      <text:p text:style-name="P2">}</text:p>
      <text:p text:style-name="P2"><text:soft-page-break/>Catch(exception e)</text:p>
      <text:p text:style-name="P2">{</text:p>
      <text:p text:style-name="P2">SOP(“hello”);</text:p>
      <text:p text:style-name="P2">}}</text:p>
      <text:list xml:id="list1135228556" text:style-name="WWNum26">
        <text:list-item>
          <text:p text:style-name="P14">hello</text:p>
        </text:list-item>
        <text:list-item>
          <text:p text:style-name="P36">world</text:p>
        </text:list-item>
        <text:list-item>
          <text:p text:style-name="P36">hello world</text:p>
        </text:list-item>
        <text:list-item>
          <text:p text:style-name="P66">none of the above</text:p>
        </text:list-item>
      </text:list>
      <text:p text:style-name="P2"/>
      <text:p text:style-name="P1">6.What is the value of the string returned by getValue("DEMOS")</text:p>
      <text:p text:style-name="P2">String getValue(String word)</text:p>
      <text:p text:style-name="P2">{</text:p>
      <text:p text:style-name="P2">if (word.length() == 1)</text:p>
      <text:p text:style-name="P2">return "";</text:p>
      <text:p text:style-name="P2">else</text:p>
      <text:p text:style-name="P2">return getValue( word.substring(0, word.length() - 1) ) + word.charAt(word.length()</text:p>
      <text:p text:style-name="P2">- 1);</text:p>
      <text:p text:style-name="P2">}</text:p>
      <text:list xml:id="list1735088781" text:style-name="WWNum29">
        <text:list-item>
          <text:p text:style-name="P15">DEMOS</text:p>
        </text:list-item>
        <text:list-item>
          <text:p text:style-name="P37">DEMS</text:p>
        </text:list-item>
        <text:list-item>
          <text:p text:style-name="P37">DEM</text:p>
        </text:list-item>
        <text:list-item>
          <text:p text:style-name="P67">EMOS</text:p>
        </text:list-item>
      </text:list>
      <text:p text:style-name="P2"/>
      <text:p text:style-name="P1">7.Determine the output</text:p>
      <text:p text:style-name="P2">SOP (‘1’+new integer (2) +3);</text:p>
      <text:list xml:id="list2048166456" text:style-name="WWNum11">
        <text:list-item>
          <text:p text:style-name="P16">123</text:p>
        </text:list-item>
        <text:list-item>
          <text:p text:style-name="P38">13</text:p>
        </text:list-item>
        <text:list-item>
          <text:p text:style-name="P38">1</text:p>
        </text:list-item>
        <text:list-item>
          <text:p text:style-name="P68">12</text:p>
        </text:list-item>
      </text:list>
      <text:p text:style-name="P2"/>
      <text:p text:style-name="P1">8.Determine the output:</text:p>
      <text:p text:style-name="P2">StringBuffer s1 = new StringBuffer(“Hello”);</text:p>
      <text:p text:style-name="P2">StringBuffer s2 = reverse(s1);</text:p>
      <text:p text:style-name="P2">SOP(s2);</text:p>
      <text:list xml:id="list3285566780" text:style-name="WWNum9">
        <text:list-item>
          <text:p text:style-name="P39">Hlloe</text:p>
        </text:list-item>
        <text:list-item>
          <text:p text:style-name="P39">lloeH</text:p>
        </text:list-item>
        <text:list-item>
          <text:p text:style-name="P39">Hello</text:p>
        </text:list-item>
        <text:list-item>
          <text:p text:style-name="P85">olleH</text:p>
        </text:list-item>
      </text:list>
      <text:p text:style-name="P2"/>
      <text:p text:style-name="P1">9.Write the correct signature of the main method?</text:p>
      <text:list xml:id="list2027712238" text:style-name="WWNum6">
        <text:list-item>
          <text:p text:style-name="P40">public Static void main()</text:p>
        </text:list-item>
        <text:list-item>
          <text:p text:style-name="P17">public Static void main(String args[])</text:p>
        </text:list-item>
        <text:list-item>
          <text:p text:style-name="P86">public Static void main(String ...)</text:p>
        </text:list-item>
      </text:list>
      <text:p text:style-name="P2"/>
      <text:p text:style-name="P1">10.What is the output of this program</text:p>
      <text:p text:style-name="P2">class output{</text:p>
      <text:p text:style-name="P2">public static void main(String args[])</text:p>
      <text:p text:style-name="P2">{</text:p>
      <text:p text:style-name="P2">Object obj = new object();</text:p>
      <text:p text:style-name="P2">System.out.print(obj.getclass());</text:p>
      <text:p text:style-name="P2">}}</text:p>
      <text:list xml:id="list2155894258" text:style-name="WWNum2">
        <text:list-item>
          <text:p text:style-name="P41">class java.object</text:p>
        </text:list-item>
        <text:list-item>
          <text:p text:style-name="P18"><text:soft-page-break/>class java.lang.object</text:p>
        </text:list-item>
        <text:list-item>
          <text:p text:style-name="P69">none of the above</text:p>
        </text:list-item>
      </text:list>
      <text:p text:style-name="P2"/>
      <text:p text:style-name="P1">11.Determine the output</text:p>
      <text:p text:style-name="P2">Class{</text:p>
      <text:p text:style-name="P2">PSVM</text:p>
      <text:p text:style-name="P2">String str = new String( “.....”);</text:p>
      <text:p text:style-name="P2">}</text:p>
      <text:p text:style-name="P2">Do{</text:p>
      <text:p text:style-name="P2">str = “Hello Stop World ”;</text:p>
      <text:p text:style-name="P2">SOP(str);</text:p>
      <text:p text:style-name="P2">}</text:p>
      <text:p text:style-name="P2">While(str!=Strong);</text:p>
      <text:p text:style-name="P2">{</text:p>
      <text:p text:style-name="P2">.......</text:p>
      <text:p text:style-name="P2">}</text:p>
      <text:list xml:id="list3170362883" text:style-name="WWNum15">
        <text:list-item>
          <text:p text:style-name="P42">HelloStopWorld</text:p>
        </text:list-item>
        <text:list-item>
          <text:p text:style-name="P42">Hello Stop World</text:p>
        </text:list-item>
        <text:list-item>
          <text:p text:style-name="P42">HelloStop</text:p>
        </text:list-item>
        <text:list-item>
          <text:p text:style-name="P87">none of the above</text:p>
        </text:list-item>
      </text:list>
      <text:p text:style-name="P2"/>
      <text:p text:style-name="P1">12.How to declare array of string which one is correct?</text:p>
      <text:list xml:id="list1380551983" text:style-name="WWNum27">
        <text:list-item>
          <text:p text:style-name="P43">string[]s;</text:p>
        </text:list-item>
        <text:list-item>
          <text:p text:style-name="P60">string s[]</text:p>
        </text:list-item>
        <text:list-item>
          <text:p text:style-name="P88">string []s;</text:p>
        </text:list-item>
      </text:list>
      <text:p text:style-name="P2"/>
      <text:p text:style-name="P1">13.What will be the output?</text:p>
      <text:p text:style-name="P2">class A{</text:p>
      <text:p text:style-name="P2">int i;</text:p>
      <text:p text:style-name="P2">int j;A(){</text:p>
      <text:p text:style-name="P2">I =1;</text:p>
      <text:p text:style-name="P2">J=2;</text:p>
      <text:p text:style-name="P2">}</text:p>
      <text:p text:style-name="P2">}</text:p>
      <text:p text:style-name="P2">Class output{</text:p>
      <text:p text:style-name="P2">Public static void main(String args[])</text:p>
      <text:p text:style-name="P2">{</text:p>
      <text:p text:style-name="P2">A obj1 = new A();</text:p>
      <text:p text:style-name="P2">SOP(obj1.toString());</text:p>
      <text:p text:style-name="P2">}</text:p>
      <text:p text:style-name="P2">}</text:p>
      <text:list xml:id="list1637460378" text:style-name="WWNum28">
        <text:list-item>
          <text:p text:style-name="P19">A@1cde5f</text:p>
        </text:list-item>
        <text:list-item>
          <text:p text:style-name="P44">A a 1cde5f</text:p>
        </text:list-item>
        <text:list-item>
          <text:p text:style-name="P44">A d 1cde5f</text:p>
        </text:list-item>
        <text:list-item>
          <text:p text:style-name="P70">@1cde5f</text:p>
        </text:list-item>
      </text:list>
      <text:p text:style-name="P2"/>
      <text:p text:style-name="P1">14.What will be the datatype of the no 9.6352</text:p>
      <text:list xml:id="list2847232646" text:style-name="WWNum5">
        <text:list-item>
          <text:p text:style-name="P20">double</text:p>
        </text:list-item>
        <text:list-item>
          <text:p text:style-name="P45">Float</text:p>
        </text:list-item>
        <text:list-item>
          <text:p text:style-name="P71">Double</text:p>
        </text:list-item>
      </text:list>
      <text:p text:style-name="P2"/>
      <text:p text:style-name="P1">15.Determine the output</text:p>
      <text:p text:style-name="P2"><text:soft-page-break/>public class Question {</text:p>
      <text:p text:style-name="P2">public static void main(String args[]) {</text:p>
      <text:p text:style-name="P2">String s1 = "uvw";</text:p>
      <text:p text:style-name="P2">String s2 = "xyz";</text:p>
      <text:p text:style-name="P2">String s3 = s1.concat(s2.toUpperCase( ) );</text:p>
      <text:p text:style-name="P2">System.out.println(s1+s2+s3);</text:p>
      <text:p text:style-name="P2">} }</text:p>
      <text:list xml:id="list3529845907" text:style-name="WWNum21">
        <text:list-item>
          <text:p text:style-name="P21">uvwxyzuvwXYZ</text:p>
        </text:list-item>
        <text:list-item>
          <text:p text:style-name="P46">uvwxyzuv</text:p>
        </text:list-item>
        <text:list-item>
          <text:p text:style-name="P46">uvwxyzXYZ</text:p>
        </text:list-item>
        <text:list-item>
          <text:p text:style-name="P72">uvwxyzuvXYZ</text:p>
        </text:list-item>
      </text:list>
      <text:p text:style-name="P2"/>
      <text:p text:style-name="P1">16.Determine the output</text:p>
      <text:p text:style-name="P2">int i = -1;</text:p>
      <text:p text:style-name="P2">int b = 10;</text:p>
      <text:p text:style-name="P2">int val = b/ i;</text:p>
      <text:list xml:id="list530103764" text:style-name="WWNum8">
        <text:list-item>
          <text:p text:style-name="P47">-10</text:p>
        </text:list-item>
        <text:list-item>
          <text:p text:style-name="P47">10</text:p>
        </text:list-item>
        <text:list-item>
          <text:p text:style-name="P47">10/1</text:p>
        </text:list-item>
        <text:list-item>
          <text:p text:style-name="P73"><text:span text:style-name="T1">error17.</text:span> </text:p>
        </text:list-item>
      </text:list>
      <text:p text:style-name="P4"/>
      <text:p text:style-name="P5">17.How to inherit both the interface and abstract class ?</text:p>
      <text:list xml:id="list3847233949" text:style-name="WWNum25">
        <text:list-item>
          <text:p text:style-name="P48">class implemts Info,interface</text:p>
        </text:list-item>
        <text:list-item>
          <text:p text:style-name="P22">class xyz extends Info implements interface{ void load}</text:p>
        </text:list-item>
        <text:list-item>
          <text:p text:style-name="P48">class extends Info,interface</text:p>
        </text:list-item>
        <text:list-item>
          <text:p text:style-name="P74">class implements interface</text:p>
        </text:list-item>
      </text:list>
      <text:p text:style-name="P2"/>
      <text:p text:style-name="P2"/>
      <text:p text:style-name="P1">18.Which operator is used to separate parameters or attributes?</text:p>
      <text:list xml:id="list3842378991" text:style-name="WWNum12">
        <text:list-item>
          <text:p text:style-name="P49">&amp;</text:p>
        </text:list-item>
        <text:list-item>
          <text:p text:style-name="P23">&amp;&amp;</text:p>
        </text:list-item>
        <text:list-item>
          <text:p text:style-name="P75">and</text:p>
        </text:list-item>
      </text:list>
      <text:p text:style-name="P2"/>
      <text:p text:style-name="P1">19.Determine the output</text:p>
      <text:p text:style-name="P2">public class Delta</text:p>
      <text:p text:style-name="P2">{ static boolean foo(char c)</text:p>
      <text:p text:style-name="P2">{</text:p>
      <text:p text:style-name="P2">System.out.print(c);</text:p>
      <text:p text:style-name="P2">return true;</text:p>
      <text:p text:style-name="P2">}</text:p>
      <text:p text:style-name="P2">public static void main( String[] argv )</text:p>
      <text:p text:style-name="P2">{</text:p>
      <text:p text:style-name="P2">int i = 0;</text:p>
      <text:p text:style-name="P2">for (foo('A'); foo('B') &amp;&amp; (i &lt; 2); foo('C'))</text:p>
      <text:p text:style-name="P2">{</text:p>
      <text:p text:style-name="P2">i++;</text:p>
      <text:p text:style-name="P2">foo('D');}</text:p>
      <text:p text:style-name="P2">}</text:p>
      <text:p text:style-name="P2">}</text:p>
      <text:list xml:id="list226993029" text:style-name="WWNum13">
        <text:list-item>
          <text:p text:style-name="P50">ABDCB</text:p>
        </text:list-item>
        <text:list-item>
          <text:p text:style-name="P24">ABDCBDCB</text:p>
        </text:list-item>
        <text:list-item>
          <text:p text:style-name="P50">ABCDBDA</text:p>
        </text:list-item>
        <text:list-item>
          <text:p text:style-name="P76"><text:soft-page-break/>ABDCBDA</text:p>
        </text:list-item>
      </text:list>
      <text:p text:style-name="P2"/>
      <text:p text:style-name="P2"/>
      <text:p text:style-name="P1">20. import java.util.*;</text:p>
      <text:p text:style-name="P1">class Array {</text:p>
      <text:p text:style-name="P1">public static void main(String args[])</text:p>
      <text:p text:style-name="P1">{</text:p>
      <text:p text:style-name="P1">int array[] = new int [5];</text:p>
      <text:p text:style-name="P1">for (int i = 5; i &gt; 0; i--)</text:p>
      <text:p text:style-name="P1">array[5 - i] = i;</text:p>
      <text:p text:style-name="P1">Arrays.sort(array);</text:p>
      <text:p text:style-name="P1">for (int i = 0; i &lt; 5; ++i)</text:p>
      <text:p text:style-name="P1">System.out.print(array[i]);;</text:p>
      <text:p text:style-name="P1">}</text:p>
      <text:p text:style-name="P1">}</text:p>
      <text:list xml:id="list3090050331" text:style-name="WWNum7">
        <text:list-item>
          <text:p text:style-name="P25">12345</text:p>
        </text:list-item>
        <text:list-item>
          <text:p text:style-name="P51">54321</text:p>
        </text:list-item>
        <text:list-item>
          <text:p text:style-name="P51">123</text:p>
        </text:list-item>
        <text:list-item>
          <text:p text:style-name="P77">1234</text:p>
        </text:list-item>
      </text:list>
      <text:p text:style-name="P2"/>
      <text:p text:style-name="P1">21.What is the output of this program?</text:p>
      <text:p text:style-name="P2">import java.util.*;</text:p>
      <text:p text:style-name="P2">class Array {</text:p>
      <text:p text:style-name="P2">public static void main(String args[])</text:p>
      <text:p text:style-name="P2">{</text:p>
      <text:p text:style-name="P2">int array[] = new int [5];</text:p>
      <text:p text:style-name="P2">for (int i = 5; i &gt; 0; i--)</text:p>
      <text:p text:style-name="P2">array[5-i] = i;</text:p>
      <text:p text:style-name="P2">Arrays.fill(array, 1, 4, 8);</text:p>
      <text:p text:style-name="P2">for (int i = 0; i &lt; 5 ; i++)</text:p>
      <text:p text:style-name="P2">System.out.print(array[i]);</text:p>
      <text:p text:style-name="P2">}</text:p>
      <text:p text:style-name="P2">}</text:p>
      <text:p text:style-name="P2">advertisements</text:p>
      <text:list xml:id="list1485932006" text:style-name="WWNum4">
        <text:list-item>
          <text:p text:style-name="P52">12885</text:p>
        </text:list-item>
        <text:list-item>
          <text:p text:style-name="P52">12845</text:p>
        </text:list-item>
        <text:list-item>
          <text:p text:style-name="P26">58881</text:p>
        </text:list-item>
        <text:list-item>
          <text:p text:style-name="P78">54881</text:p>
        </text:list-item>
      </text:list>
      <text:p text:style-name="P2"/>
      <text:p text:style-name="P1">22.Determine the output</text:p>
      <text:p text:style-name="P2">class output {</text:p>
      <text:p text:style-name="P2">public static void main(String args[])</text:p>
      <text:p text:style-name="P2">{</text:p>
      <text:p text:style-name="P2">StringBuffer c = new StringBuffer(</text:p>
      <text:p text:style-name="P2">"Hello");</text:p>
      <text:p text:style-name="P2">StringBuffer c1 = new StringBuffer</text:p>
      <text:p text:style-name="P2">(" World");</text:p>
      <text:p text:style-name="P2">c.append(c1);</text:p>
      <text:p text:style-name="P2">System.out.println(c);</text:p>
      <text:p text:style-name="P2">}</text:p>
      <text:p text:style-name="P2">}</text:p>
      <text:list xml:id="list2569718139" text:style-name="WWNum10">
        <text:list-item>
          <text:p text:style-name="P53">Hello</text:p>
        </text:list-item>
        <text:list-item>
          <text:p text:style-name="P53"><text:soft-page-break/>World</text:p>
        </text:list-item>
        <text:list-item>
          <text:p text:style-name="P61">Helloworld</text:p>
        </text:list-item>
        <text:list-item>
          <text:p text:style-name="P89">Hello World</text:p>
        </text:list-item>
      </text:list>
      <text:p text:style-name="P2"/>
      <text:p text:style-name="P1">23.Determine the output</text:p>
      <text:p text:style-name="P2">class output {</text:p>
      <text:p text:style-name="P2">public static void main(String args[])</text:p>
      <text:p text:style-name="P2">{</text:p>
      <text:p text:style-name="P2">StringBuffer s1 = new StringBuffer("Hello");</text:p>
      <text:p text:style-name="P2">s1.setCharAt(1,'x');</text:p>
      <text:p text:style-name="P2">System.out.println(s1);</text:p>
      <text:p text:style-name="P2">}</text:p>
      <text:p text:style-name="P2">}</text:p>
      <text:list xml:id="list859641793" text:style-name="WWNum22">
        <text:list-item>
          <text:p text:style-name="P54">xello</text:p>
        </text:list-item>
        <text:list-item>
          <text:p text:style-name="P54">xxxxx</text:p>
        </text:list-item>
        <text:list-item>
          <text:p text:style-name="P27">Hxllo</text:p>
        </text:list-item>
        <text:list-item>
          <text:p text:style-name="P79">Hexlo</text:p>
        </text:list-item>
      </text:list>
      <text:p text:style-name="P2"/>
      <text:p text:style-name="P1">24.Determine the output</text:p>
      <text:p text:style-name="P2">import java.io.*;</text:p>
      <text:p text:style-name="P2">public class filesinputoutput {</text:p>
      <text:p text:style-name="P2">public static void main(String[] args)</text:p>
      <text:p text:style-name="P2">{</text:p>
      <text:p text:style-name="P2">String obj = "abc";</text:p>
      <text:p text:style-name="P2">byte b[] = obj.getBytes();</text:p>
      <text:p text:style-name="P2">ByteArrayInputStream obj1 = new Byte</text:p>
      <text:p text:style-name="P2">ArrayInputStream(b);</text:p>
      <text:p text:style-name="P2">for (int i = 0; i &lt; 2; ++ i) {</text:p>
      <text:p text:style-name="P2">int c;</text:p>
      <text:p text:style-name="P2">while((c = obj1.read()) != -1) {</text:p>
      <text:p text:style-name="P2">if(i == 0) {</text:p>
      <text:p text:style-name="P2">System.out.print(Charact</text:p>
      <text:p text:style-name="P2">er.toUpperCase((char)c));</text:p>
      <text:p text:style-name="P2">obj2.write(1);</text:p>
      <text:p text:style-name="P2">}</text:p>
      <text:p text:style-name="P2">}</text:p>
      <text:p text:style-name="P2">System.out.print(obj2);</text:p>
      <text:p text:style-name="P2">}</text:p>
      <text:p text:style-name="P2">}</text:p>
      <text:p text:style-name="P2">}</text:p>
      <text:list xml:id="list16475576" text:style-name="WWNum1">
        <text:list-item>
          <text:p text:style-name="P55">AaBaCa</text:p>
        </text:list-item>
        <text:list-item>
          <text:p text:style-name="P55">ABCaaa</text:p>
        </text:list-item>
        <text:list-item>
          <text:p text:style-name="P28">AaaBaaCaa</text:p>
        </text:list-item>
        <text:list-item>
          <text:p text:style-name="P80">AaBaaCaaa</text:p>
        </text:list-item>
      </text:list>
      <text:p text:style-name="P2"/>
      <text:p text:style-name="P1">25.Determine the output</text:p>
      <text:p text:style-name="P2">class output {</text:p>
      <text:p text:style-name="P2">public static void main(String args[])</text:p>
      <text:p text:style-name="P2">{</text:p>
      <text:p text:style-name="P2">char c[]={'a', '1', 'b' ,' ' ,'A' ,</text:p>
      <text:p text:style-name="P2">'0'};</text:p>
      <text:p text:style-name="P2">for (int i = 0; i &lt; 5; ++i)</text:p>
      <text:p text:style-name="P2"><text:soft-page-break/>{</text:p>
      <text:p text:style-name="P2">if(Character.isDigit(c[i]))</text:p>
      <text:p text:style-name="P2">System.out.println(c[i]+" is a digit");</text:p>
      <text:p text:style-name="P2">if(Character.isWhitespace(c[</text:p>
      <text:p text:style-name="P2">i]))</text:p>
      <text:p text:style-name="P2">System.out.println(c[i]+</text:p>
      <text:p text:style-name="P2">" is a Whitespace character");</text:p>
      <text:p text:style-name="P2">if(Character.isUpperCase(c[i</text:p>
      <text:p text:style-name="P2">]))</text:p>
      <text:p text:style-name="P2">System.out.println(c[i]+</text:p>
      <text:p text:style-name="P2">" is an Upper case Letter");</text:p>
      <text:p text:style-name="P2">if(Character.isLowerCase(c[i</text:p>
      <text:p text:style-name="P2">]))</text:p>
      <text:p text:style-name="P2">System.out.println(c[i]+</text:p>
      <text:p text:style-name="P2">" is a lower case Letter");</text:p>
      <text:p text:style-name="P2">i=i+3;</text:p>
      <text:p text:style-name="P2">}</text:p>
      <text:p text:style-name="P2">}</text:p>
      <text:p text:style-name="P2">}</text:p>
      <text:list xml:id="list2117896363" text:style-name="WWNum14">
        <text:list-item>
          <text:p text:style-name="P81">a is a lower case Letter</text:p>
        </text:list-item>
      </text:list>
      <text:p text:style-name="P7">is White space character</text:p>
      <text:p text:style-name="P6"><text:s text:c="6"/>b) b is a lower case Letter</text:p>
      <text:p text:style-name="P7">is White space character</text:p>
      <text:p text:style-name="P6"><text:s text:c="6"/>c<text:span text:style-name="T1">) a is a lower case Letter</text:span></text:p>
      <text:p text:style-name="P8">A is a upper case Letter</text:p>
      <text:p text:style-name="P2"><text:s text:c="6"/>d) a is a lower case Letter</text:p>
      <text:p text:style-name="P7">0 is a digit</text:p>
      <text:p text:style-name="P7"/>
      <text:p text:style-name="P7"/>
      <text:p text:style-name="P1">26.Which pattern ?</text:p>
      <text:p text:style-name="P2">Public static void main(String args[])</text:p>
      <text:p text:style-name="P2">{</text:p>
      <text:p text:style-name="P2">List&lt;string&gt; List = new ArrayList&lt;string&gt;();</text:p>
      <text:p text:style-name="P2">//add string</text:p>
      <text:p text:style-name="P2">List.add(“cricket”);</text:p>
      <text:p text:style-name="P2">List.add(“football”);</text:p>
      <text:p text:style-name="P2">List.add(“hockey”);</text:p>
      <text:p text:style-name="P2">Iterator it = List.iterator();</text:p>
      <text:p text:style-name="P2">While(it.hasNext())</text:p>
      <text:p text:style-name="P2">{</text:p>
      <text:p text:style-name="P2">String s = it.next();}}</text:p>
      <text:p text:style-name="P2"/>
      <text:p text:style-name="P2"/>
      <text:p text:style-name="P2"/>
      <text:p text:style-name="P1">27.What is the output?</text:p>
      <text:p text:style-name="P2">1. public class TestString1 {</text:p>
      <text:p text:style-name="P2">2. public static void main(String[] args) {</text:p>
      <text:p text:style-name="P2">3. String str = "420";</text:p>
      <text:p text:style-name="P2">4. str += 42;</text:p>
      <text:p text:style-name="P2">5. System.out.print(str);</text:p>
      <text:p text:style-name="P2">6. }</text:p>
      <text:p text:style-name="P2">7. }</text:p>
      <text:p text:style-name="P2"><text:soft-page-break/></text:p>
      <text:list xml:id="list2902266414" text:style-name="WWNum3">
        <text:list-item>
          <text:p text:style-name="P56">42</text:p>
        </text:list-item>
        <text:list-item>
          <text:p text:style-name="P56">420</text:p>
        </text:list-item>
        <text:list-item>
          <text:p text:style-name="P56">462</text:p>
        </text:list-item>
        <text:list-item>
          <text:p text:style-name="P29">42042</text:p>
        </text:list-item>
        <text:list-item>
          <text:p text:style-name="P56">Compilation fails</text:p>
        </text:list-item>
        <text:list-item>
          <text:p text:style-name="P82">An exception is thrown at runtime.</text:p>
        </text:list-item>
      </text:list>
      <text:p text:style-name="P2"/>
      <text:p text:style-name="P2"/>
      <text:p text:style-name="P1">28.Which three are valid on line 12?</text:p>
      <text:p text:style-name="P2">(Choose three.)</text:p>
      <text:p text:style-name="P2">11. public interface Status {</text:p>
      <text:p text:style-name="P2">12. /* insert code here */ int MY_VALUE = 10;</text:p>
      <text:p text:style-name="P2"/>
      <text:list xml:id="list2673232835" text:style-name="WWNum23">
        <text:list-item>
          <text:p text:style-name="P30">final</text:p>
        </text:list-item>
        <text:list-item>
          <text:p text:style-name="P30">static</text:p>
        </text:list-item>
        <text:list-item>
          <text:p text:style-name="P57">native</text:p>
        </text:list-item>
        <text:list-item>
          <text:p text:style-name="P30">public</text:p>
        </text:list-item>
        <text:list-item>
          <text:p text:style-name="P57">private</text:p>
        </text:list-item>
        <text:list-item>
          <text:p text:style-name="P57">abstract</text:p>
        </text:list-item>
        <text:list-item>
          <text:p text:style-name="P83">protected</text:p>
        </text:list-item>
      </text:list>
      <text:p text:style-name="P2"/>
      <text:p text:style-name="P1">29.Which code, inserted at line 15, allows the class Sprite to compile?</text:p>
      <text:p text:style-name="P2">10. interface Foo { int bar(); }</text:p>
      <text:p text:style-name="P2">11. public class Sprite {</text:p>
      <text:p text:style-name="P2">12. public int fubar( Foo foo ) { return foo.bar(); }</text:p>
      <text:p text:style-name="P2">13. public void testFoo() {</text:p>
      <text:p text:style-name="P2">14. fubar(</text:p>
      <text:p text:style-name="P2">15. // insert code here</text:p>
      <text:p text:style-name="P2">16. );</text:p>
      <text:p text:style-name="P2">17. }</text:p>
      <text:p text:style-name="P2">18. }</text:p>
      <text:p text:style-name="P2"/>
      <text:list xml:id="list644804459" text:style-name="WWNum18">
        <text:list-item>
          <text:p text:style-name="P58">Foo { public int bar() { return 1; }</text:p>
        </text:list-item>
        <text:list-item>
          <text:p text:style-name="P58">new Foo { public int bar() { return 1; }</text:p>
        </text:list-item>
        <text:list-item>
          <text:p text:style-name="P31">new Foo() { public int bar() { return 1; }</text:p>
        </text:list-item>
        <text:list-item>
          <text:p text:style-name="P84">new class Foo { public int bar() { return 1; }</text:p>
        </text:list-item>
      </text:list>
      <text:p text:style-name="P2"/>
      <text:p text:style-name="P1">30.What is the result?</text:p>
      <text:p text:style-name="P2">11. class Animal { public String noise() { return "peep"; } }</text:p>
      <text:p text:style-name="P2">12. class Dog extends Animal {</text:p>
      <text:p text:style-name="P2">13. public String noise() { return "bark"; }</text:p>
      <text:p text:style-name="P2">14. }</text:p>
      <text:p text:style-name="P2">15. class Cat extends Animal {</text:p>
      <text:p text:style-name="P2">16. public String noise() { return "meow"; }</text:p>
      <text:p text:style-name="P2">17. } ...</text:p>
      <text:p text:style-name="P2">30. Animal animal = new Dog();</text:p>
      <text:p text:style-name="P2">31. Cat cat = (Cat)animal;</text:p>
      <text:p text:style-name="P2">32. System.out.println(cat.noise());</text:p>
      <text:p text:style-name="P2"/>
      <text:list xml:id="list3269112683" text:style-name="WWNum20">
        <text:list-item>
          <text:p text:style-name="P59">peep</text:p>
        </text:list-item>
        <text:list-item>
          <text:p text:style-name="P59">bark</text:p>
        </text:list-item>
        <text:list-item>
          <text:p text:style-name="P59"><text:soft-page-break/>meow</text:p>
        </text:list-item>
        <text:list-item>
          <text:p text:style-name="P59">Compilation fails</text:p>
        </text:list-item>
        <text:list-item>
          <text:p text:style-name="P90">An exception is thrown at runtime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Label_20_145" style:display-name="ListLabel 145" style:family="text">
      <style:text-properties style:font-name="Arial" fo:font-family="Arial" style:font-family-generic="roman" style:font-pitch="variable"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208" style:display-name="ListLabel 208" style:family="text">
      <style:text-properties style:font-name="Arial" fo:font-family="Arial" style:font-family-generic="roman" style:font-pitch="variable"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163" style:display-name="ListLabel 163" style:family="text">
      <style:text-properties style:font-name="Arial" fo:font-family="Arial" style:font-family-generic="roman" style:font-pitch="variable"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36" style:display-name="ListLabel 136" style:family="text">
      <style:text-properties style:font-name="Arial" fo:font-family="Arial" style:font-family-generic="roman" style:font-pitch="variable"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226" style:display-name="ListLabel 226" style:family="text">
      <style:text-properties style:font-name="Arial" fo:font-family="Arial" style:font-family-generic="roman" style:font-pitch="variable"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53" style:display-name="ListLabel 253" style:family="text">
      <style:text-properties style:font-name="Arial" fo:font-family="Arial" style:font-family-generic="roman" style:font-pitch="variable"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91" style:display-name="ListLabel 91" style:family="text">
      <style:text-properties style:font-name="Arial" fo:font-family="Arial" style:font-family-generic="roman" style:font-pitch="variable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73" style:display-name="ListLabel 73" style:family="text">
      <style:text-properties style:font-name="Arial" fo:font-family="Arial" style:font-family-generic="roman" style:font-pitch="variable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46" style:display-name="ListLabel 46" style:family="text">
      <style:text-properties style:font-name="Arial" fo:font-family="Arial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27" style:display-name="ListLabel 127" style:family="text">
      <style:text-properties style:font-name="Arial" fo:font-family="Arial" style:font-family-generic="roman" style:font-pitch="variable"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235" style:display-name="ListLabel 235" style:family="text">
      <style:text-properties style:font-name="Arial" fo:font-family="Arial" style:font-family-generic="roman" style:font-pitch="variable"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font-name="Arial" fo:font-family="Arial" style:font-family-generic="roman" style:font-pitch="variable"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37" style:display-name="ListLabel 37" style:family="text">
      <style:text-properties style:font-name="Arial" fo:font-family="Arial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181" style:display-name="ListLabel 181" style:family="text">
      <style:text-properties style:font-name="Arial" fo:font-family="Arial" style:font-family-generic="roman" style:font-pitch="variable"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64" style:display-name="ListLabel 64" style:family="text">
      <style:text-properties style:font-name="Arial" fo:font-family="Arial" style:font-family-generic="roman" style:font-pitch="variable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217" style:display-name="ListLabel 217" style:family="text">
      <style:text-properties style:font-name="Arial" fo:font-family="Arial" style:font-family-generic="roman" style:font-pitch="variable"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100" style:display-name="ListLabel 100" style:family="text">
      <style:text-properties style:font-name="Arial" fo:font-family="Arial" style:font-family-generic="roman" style:font-pitch="variable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Arial" fo:font-family="Arial" style:font-family-generic="roman" style:font-pitch="variable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55" style:display-name="ListLabel 55" style:family="text">
      <style:text-properties style:font-name="Arial" fo:font-family="Arial" style:font-family-generic="roman" style:font-pitch="variable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28" style:display-name="ListLabel 28" style:family="text">
      <style:text-properties style:font-name="Arial" fo:font-family="Arial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82" style:display-name="ListLabel 82" style:family="text">
      <style:text-properties style:font-name="Arial" fo:font-family="Arial" style:font-family-generic="roman" style:font-pitch="variable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190" style:display-name="ListLabel 190" style:family="text">
      <style:text-properties style:font-name="Arial" fo:font-family="Arial" style:font-family-generic="roman" style:font-pitch="variable"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" style:display-name="ListLabel 1" style:family="text">
      <style:text-properties style:font-name="Arial" fo:font-family="Arial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18" style:display-name="ListLabel 118" style:family="text">
      <style:text-properties style:font-name="Arial" fo:font-family="Arial" style:font-family-generic="roman" style:font-pitch="variable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199" style:display-name="ListLabel 199" style:family="text">
      <style:text-properties style:font-name="Arial" fo:font-family="Arial" style:font-family-generic="roman" style:font-pitch="variable"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154" style:display-name="ListLabel 154" style:family="text">
      <style:text-properties style:font-name="Arial" fo:font-family="Arial" style:font-family-generic="roman" style:font-pitch="variable"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72" style:display-name="ListLabel 172" style:family="text">
      <style:text-properties style:font-name="Arial" fo:font-family="Arial" style:font-family-generic="roman" style:font-pitch="variable"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7">
      <text:list-level-style-number text:level="1" text:style-name="ListLabel_20_14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5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1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6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5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5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5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5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6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3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3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4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8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8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9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9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0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0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7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7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22:38:43.139955401</meta:creation-date>
    <dc:date>2019-06-03T23:13:16.475558683</dc:date>
    <meta:editing-duration>PT13M1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9" meta:paragraph-count="379" meta:word-count="1238" meta:character-count="6672" meta:non-whitespace-character-count="5909"/>
  </office:meta>
</office:document-meta>
</file>